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 table:number-columns-spanned="4" table:number-rows-spanned="1">
            <text:p>Setup 3 k140 Line4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Line</text:p>
          </table:table-cell>
          <table:table-cell table:style-name="Default" office:value-type="string" calcext:value-type="string">
            <text:p>Power error</text:p>
          </table:table-cell>
          <table:table-cell table:style-name="Default" office:value-type="string" calcext:value-type="string">
            <text:p>Time error</text:p>
          </table:table-cell>
          <table:table-cell table:style-name="Default" office:value-type="string" calcext:value-type="string">
            <text:p>Steady state error</text:p>
          </table:table-cell>
        </table:table-row>
        <table:table-row table:style-name="ro1">
          <table:table-cell office:value-type="string" calcext:value-type="string">
            <text:p>Line 1</text:p>
          </table:table-cell>
          <table:table-cell office:value-type="percentage" office:value="0.00448" calcext:value-type="percentage">
            <text:p>0.45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9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Line 2</text:p>
          </table:table-cell>
          <table:table-cell table:style-name="ce3" office:value-type="percentage" office:value="0.000448" calcext:value-type="percentage">
            <text:p>0.04%</text:p>
          </table:table-cell>
          <table:table-cell table:style-name="ce3" office:value-type="percentage" office:value="0" calcext:value-type="percentage">
            <text:p>0.00%</text:p>
          </table:table-cell>
          <table:table-cell office:value-type="percentage" office:value="0.0009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Line 3</text:p>
          </table:table-cell>
          <table:table-cell office:value-type="percentage" office:value="0.01061" calcext:value-type="percentage">
            <text:p>1.0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766" calcext:value-type="percentage">
            <text:p>0.77%</text:p>
          </table:table-cell>
        </table:table-row>
        <table:table-row table:style-name="ro1">
          <table:table-cell office:value-type="string" calcext:value-type="string">
            <text:p>Line 4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5</text:p>
          </table:table-cell>
          <table:table-cell office:value-type="percentage" office:value="0.00275" calcext:value-type="percentage">
            <text:p>0.28%</text:p>
          </table:table-cell>
          <table:table-cell office:value-type="percentage" office:value="-0.00065" calcext:value-type="percentage">
            <text:p>-0.07%</text:p>
          </table:table-cell>
          <table:table-cell office:value-type="percentage" office:value="0.0035" calcext:value-type="percentage">
            <text:p>0.35%</text:p>
          </table:table-cell>
        </table:table-row>
        <table:table-row table:style-name="ro1">
          <table:table-cell office:value-type="string" calcext:value-type="string">
            <text:p>Line 6</text:p>
          </table:table-cell>
          <table:table-cell office:value-type="percentage" office:value="0.00332" calcext:value-type="percentage">
            <text:p>0.33%</text:p>
          </table:table-cell>
          <table:table-cell office:value-type="percentage" office:value="-0.00065" calcext:value-type="percentage">
            <text:p>-0.07%</text:p>
          </table:table-cell>
          <table:table-cell office:value-type="percentage" office:value="0.002" calcext:value-type="percentage">
            <text:p>0.20%</text:p>
          </table:table-cell>
        </table:table-row>
        <table:table-row table:style-name="ro1">
          <table:table-cell office:value-type="string" calcext:value-type="string">
            <text:p>Line 7</text:p>
          </table:table-cell>
          <table:table-cell office:value-type="percentage" office:value="0.00828" calcext:value-type="percentage">
            <text:p>0.8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9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Line 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0065" calcext:value-type="percentage">
            <text:p>-0.07%</text:p>
          </table:table-cell>
          <table:table-cell office:value-type="percentage" office:value="0.0009" calcext:value-type="percentage">
            <text:p>0.0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0T01:30:52.212787483</meta:creation-date>
    <dc:date>2020-04-20T01:43:05.851426307</dc:date>
    <meta:editing-duration>PT1M56S</meta:editing-duration>
    <meta:editing-cycles>2</meta:editing-cycles>
    <meta:generator>LibreOffice/6.3.5.2$Linux_X86_64 LibreOffice_project/30$Build-2</meta:generator>
    <meta:document-statistic meta:table-count="1" meta:cell-count="37" meta:object-count="0"/>
  </office:meta>
</office:document-meta>
</file>